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TransportFactory.ini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sgiTransportFactory.getDestination( EndpointInfo endpoin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sgiTransportFactory.setRegistry( OsgiDestina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